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30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88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8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80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0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7.0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0.511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line-height="100%" fo:text-align="center" fo:text-indent="0cm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" fo:font-size="32pt" fo:text-shadow="1pt 1pt" style:font-size-asian="32pt" style:font-size-complex="32pt"/>
    </style:style>
    <style:style style:name="P7" style:family="paragraph">
      <loext:graphic-properties draw:fill-color="#ffffff"/>
    </style:style>
    <style:style style:name="P8" style:family="paragraph">
      <style:paragraph-properties fo:margin-left="2.011cm" fo:margin-right="0cm" fo:line-height="100%" fo:text-align="center" fo:text-indent="-1.693cm"/>
    </style:style>
    <style:style style:name="P9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Segoe UI" fo:font-size="32pt" fo:text-shadow="1pt 1pt" style:font-size-asian="32pt" style:font-size-complex="32pt"/>
    </style:style>
    <style:style style:name="P11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18pt" fo:text-shadow="1pt 1pt" style:font-size-asian="24pt" style:font-size-complex="24pt"/>
    </style:style>
    <style:style style:name="P12" style:family="paragraph">
      <style:paragraph-properties fo:line-height="150%" fo:text-align="start"/>
    </style:style>
    <style:style style:name="P13" style:family="paragraph">
      <style:paragraph-properties fo:text-align="star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" fo:font-size="16pt" fo:text-shadow="1pt 1pt" style:font-size-asian="16pt" style:font-size-complex="16pt"/>
    </style:style>
    <style:style style:name="T6" style:family="text">
      <style:text-properties fo:color="#ffffff" fo:font-size="16pt" fo:text-shadow="1pt 1pt" style:font-size-asian="16pt" style:font-size-complex="16pt"/>
    </style:style>
    <style:style style:name="T7" style:family="text">
      <style:text-properties fo:color="#000000" style:font-name="Segoe UI Semibold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556cm" svg:x="1.524cm" svg:y="0.508cm">
          <draw:text-box>
            <text:p text:style-name="P1"><text:span text:style-name="T1">HYMN #853:</text:span></text:p>
            <text:p text:style-name="P1"><text:span text:style-name="T2">“</text:span><text:span text:style-name="T2">How Clear Is Our Vocation, Lord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 presentation:presentation-page-layout-name="AL1T0">
        <draw:frame draw:style-name="gr3" draw:text-style-name="P6" draw:layer="layout" svg:width="24.384cm" svg:height="7.112cm" svg:x="1.778cm" svg:y="0.508cm">
          <draw:text-box>
            <text:p text:style-name="P4"><text:span text:style-name="T3">1. </text:span><text:span text:style-name="T4">How clear is our vocation,Lord,</text:span></text:p>
            <text:p text:style-name="P4"><text:span text:style-name="T4">When once we heed Your call:</text:span></text:p>
            <text:p text:style-name="P4"><text:span text:style-name="T4">To live according to Your Word</text:span></text:p>
            <text:p text:style-name="P5"><text:span text:style-name="T4">And daily learn, refreshed, restore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 presentation:presentation-page-layout-name="AL1T0">
        <draw:frame draw:style-name="gr4" draw:text-style-name="P6" draw:layer="layout" svg:width="24.384cm" svg:height="3.81cm" svg:x="2.032cm" svg:y="0.508cm">
          <draw:text-box>
            <text:p text:style-name="P4"><text:span text:style-name="T4">That You are Lord of all</text:span></text:p>
            <text:p text:style-name="P8"><text:span text:style-name="T4">And will not let us fa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9" draw:layer="layout" svg:width="24.13cm" svg:height="7.133cm" svg:x="1.778cm" svg:y="0.508cm">
          <draw:text-box>
            <text:p text:style-name="P4"><text:span text:style-name="T3">2. </text:span><text:span text:style-name="T4">But if, forgetful, we should find</text:span></text:p>
            <text:p text:style-name="P4"><text:span text:style-name="T4">Your yoke is hard to bear;</text:span></text:p>
            <text:p text:style-name="P4"><text:span text:style-name="T4">If worldly pressures fray the mind,</text:span></text:p>
            <text:p text:style-name="P4"><text:span text:style-name="T4">And love itself cannot unwin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9" draw:layer="layout" svg:width="24.13cm" svg:height="4.085cm" svg:x="1.778cm" svg:y="0.508cm">
          <draw:text-box>
            <text:p text:style-name="P4"><text:span text:style-name="T4">Its tangled skein of care:</text:span></text:p>
            <text:p text:style-name="P4"><text:span text:style-name="T4">Our inward life repai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7" draw:text-style-name="P10" draw:layer="layout" svg:width="23.876cm" svg:height="7.059cm" svg:x="2.032cm" svg:y="0.561cm">
          <draw:text-box>
            <text:p text:style-name="P4"><text:span text:style-name="T3">3. </text:span><text:span text:style-name="T4">We marvel how Your saints become</text:span></text:p>
            <text:p text:style-name="P4"><text:span text:style-name="T4">In hindrances more sure;</text:span></text:p>
            <text:p text:style-name="P4"><text:span text:style-name="T4">Whose joyful virtues put to shame</text:span></text:p>
            <text:p text:style-name="P4"><text:span text:style-name="T4">The casual way we wear Your nam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8" draw:text-style-name="P10" draw:layer="layout" svg:width="23.876cm" svg:height="4.265cm" svg:x="2.032cm" svg:y="0.561cm">
          <draw:text-box>
            <text:p text:style-name="P4"><text:span text:style-name="T4">And by our faults obscure</text:span></text:p>
            <text:p text:style-name="P4"><text:span text:style-name="T4">Your pow’r to cleanse and c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9" draw:text-style-name="P11" draw:layer="layout" svg:width="24.13cm" svg:height="7.284cm" svg:x="2.032cm" svg:y="0.59cm">
          <draw:text-box>
            <text:p text:style-name="P4"><text:span text:style-name="T3">4. </text:span><text:span text:style-name="T4">In what You give us, Lord, to do,</text:span></text:p>
            <text:p text:style-name="P4"><text:span text:style-name="T4">Together or alone,</text:span></text:p>
            <text:p text:style-name="P4"><text:span text:style-name="T4">In old routines or ventures new,</text:span></text:p>
            <text:p text:style-name="P4"><text:span text:style-name="T4">May we not cease to look to You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10" draw:text-style-name="P11" draw:layer="layout" svg:width="23.876cm" svg:height="10.761cm" svg:x="2.032cm" svg:y="0.59cm">
          <draw:text-box>
            <text:p text:style-name="P4"><text:span text:style-name="T4">The cross You hung upon-</text:span></text:p>
            <text:p text:style-name="P4"><text:span text:style-name="T4">All You endeavored done.</text:span></text:p>
            <text:p text:style-name="P12"><text:span text:style-name="T5"/></text:p>
            <text:p text:style-name="P12"><text:span text:style-name="T6"/></text:p>
            <text:p text:style-name="P12"><text:span text:style-name="T6"/></text:p>
            <text:p text:style-name="P12"><text:span text:style-name="T6"><text:s text:c="4"/></text:span><text:span text:style-name="T7"><text:s text:c="8"/></text:span><text:span text:style-name="T7">© 1982 Hope Publishing Co.</text:span></text:p>
            <text:p text:style-name="P13"><text:span text:style-name="T7"><text:s text:c="12"/></text:span><text:span text:style-name="T7">Used by permission:</text:span></text:p>
            <text:p text:style-name="P13"><text:span text:style-name="T7"><text:s text:c="12"/></text:span><text:span text:style-name="T7">LSB Hymn License </text:span></text:p>
            <text:p text:style-name="P13"><text:span text:style-name="T7"><text:s text:c="12"/></text:span><text:span text:style-name="T7">.NET, no. 100011038.</text:span></text:p>
            <text:p text:style-name="P13"><text:span text:style-name="T7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fo:font-size="10.5pt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fo:font-size="9pt" fo:font-style="italic" style:text-underline-style="none" fo:font-weight="normal" style:font-size-asian="9pt" style:font-style-asian="italic" style:font-weight-asian="normal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fo:font-size="6.5pt" fo:font-style="normal" style:text-underline-style="none" fo:font-weight="normal" style:font-size-asian="6.5pt" style:font-style-asian="normal" style:font-weight-asian="normal" style:font-size-complex="6.5pt" style:font-style-complex="normal" style:font-weight-complex="normal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1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05T13:43:33.604000000</meta:creation-date>
    <dc:date>2019-02-05T20:57:56.060000000</dc:date>
    <meta:editing-duration>PT29M5S</meta:editing-duration>
    <meta:editing-cycles>11</meta:editing-cycles>
    <meta:generator>LibreOffice/6.1.3.2$Windows_X86_64 LibreOffice_project/86daf60bf00efa86ad547e59e09d6bb77c699acb</meta:generator>
    <meta:document-statistic meta:object-count="156"/>
  </office:meta>
</office:document-meta>
</file>